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8.46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Ressour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/>
          <table:table-cell office:value-type="string" calcext:value-type="string">
            <text:p>T. Fleury, S. Labassi, A. Lavaire, E. Lécharny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chéma de la future architecture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terminer le protocole contrôleur - agen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er les parseurs XML et Json</text:p>
          </table:table-cell>
          <table:covered-table-cell/>
          <table:table-cell/>
          <table:table-cell office:value-type="string" calcext:value-type="string">
            <text:p>S. Labassi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tude des logiciels existants</text:p>
          </table:table-cell>
          <table:covered-table-cell table:number-columns-repeated="2"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er les logiciel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tablir une grille de lecture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terminer les fonctionnalités réutilisable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office:value-type="string" calcext:value-type="string">
            <text:p>Configuration du serveur cible</text:p>
          </table:table-cell>
          <table:table-cell table:number-columns-repeated="2"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e l'O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'un serveur logiciel LDAP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stallation de Raspbia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éploiement du code d'injection sur les agent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éploiement du code du contrôleur des injecteurs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 du système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éfinition d'un scénario de test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ancement du scénario de test et récupératio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Amélioration du logicie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1 : interface graphiqu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rogramm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2 : 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rogrammation du lot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3 : 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rogrammation du lot 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6:24:46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6S</meta:editing-duration>
    <meta:editing-cycles>8</meta:editing-cycles>
    <meta:generator>LibreOffice/4.2.6.3$Windows_x86 LibreOffice_project/3fd416d4c6db7d3204c17ce57a1d70f6e531ee21</meta:generator>
    <dc:date>2014-11-20T16:38:15.507000000</dc:date>
    <meta:document-statistic meta:table-count="1" meta:cell-count="56" meta:object-count="0"/>
    <meta:user-defined meta:name="Info 1"/>
    <meta:user-defined meta:name="Info 2"/>
    <meta:user-defined meta:name="Info 3"/>
    <meta:user-defined meta:name="Info 4"/>
  </office:meta>
</office:document-meta>
</file>